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127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Arrowheads_20_1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heads_20_1" draw:marker-end="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6.192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fill="none" draw:textarea-vertical-align="middle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969cm" fo:min-width="3.175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start="Arrowheads_20_2" draw:marker-end="" draw:fill="none" draw:textarea-vertical-align="middle" loext:decorative="false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4.762cm" fo:padding-top="0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08cm" fo:padding-top="0cm" fo:padding-bottom="0cm" fo:padding-left="0cm" fo:padding-right="0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08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1cm" fo:padding-top="0cm" fo:padding-bottom="0cm" fo:padding-left="0cm" fo:padding-right="0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1cm" fo:padding-top="0cm" fo:padding-bottom="0cm" fo:padding-left="0cm" fo:padding-right="0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3.811cm" fo:padding-top="0cm" fo:padding-bottom="0cm" fo:padding-left="0cm" fo:padding-right="0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color="#000000" draw:fill="none" draw:textarea-vertical-align="middle" loext:decorative="false"/>
    </style:style>
    <style:style style:name="gr28" style:family="graphic" style:parent-style-name="objectwithoutfill">
      <style:graphic-properties svg:stroke-color="#000000" draw:marker-start="Arrowheads_20_3" draw:fill="none" draw:textarea-vertical-align="middle" loext:decorative="false"/>
    </style:style>
    <style:style style:name="gr29" style:family="graphic" style:parent-style-name="objectwithoutfill">
      <style:graphic-properties svg:stroke-width="0cm" svg:stroke-color="#000000" draw:fill="none" draw:textarea-vertical-align="middle" loext:decorative="false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71.12cm" fo:min-width="4.763cm" fo:padding-top="0cm" fo:padding-bottom="0cm" fo:padding-left="0cm" fo:padding-right="0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9.842cm" fo:padding-top="0cm" fo:padding-bottom="0cm" fo:padding-left="0cm" fo:padding-right="0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7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17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/>
    </style:style>
    <style:style style:name="P6" style:family="paragraph">
      <style:paragraph-properties fo:text-align="left"/>
    </style:style>
    <style:style style:name="P7" style:family="paragraph">
      <loext:graphic-properties draw:fill="none" draw:fill-color="#ffffff"/>
      <style:paragraph-properties fo:text-align="left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4.127cm" svg:x="2.54cm" svg:y="7.303cm">
          <text:p text:style-name="P1"><text:span text:style-name="T1">Register page</text:span></text:p>
          <text:p text:style-name="P1"><text:span text:style-name="T1">URL: /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32cm" svg:height="0.952cm" svg:x="9.208cm" svg:y="7.303cm">
          <text:p text:style-name="P1"><text:span text:style-name="T1">POST /api/auth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35cm" svg:y1="7.62cm" svg:x2="9.207cm" svg:y2="7.62cm">
          <text:p/>
        </draw:line>
        <draw:frame draw:style-name="gr4" draw:text-style-name="P5" draw:layer="layout" svg:width="2.857cm" svg:height="2.223cm" svg:x="6.35cm" svg:y="5.398cm">
          <draw:text-box>
            <text:p text:style-name="P4"><text:span text:style-name="T1">email,</text:span></text:p>
            <text:p text:style-name="P4"><text:span text:style-name="T1">password,</text:span></text:p>
            <text:p text:style-name="P4"><text:span text:style-name="T1">name</text:span></text:p>
          </draw:text-box>
        </draw:frame>
        <draw:frame draw:style-name="gr4" draw:text-style-name="P5" draw:layer="layout" svg:width="2.857cm" svg:height="1.27cm" svg:x="6.35cm" svg:y="7.938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7.938cm" svg:x2="9.207cm" svg:y2="7.938cm">
          <text:p/>
        </draw:line>
        <draw:line draw:style-name="gr3" draw:text-style-name="P3" draw:layer="layout" svg:x1="15.24cm" svg:y1="7.62cm" svg:x2="30.48cm" svg:y2="7.62cm">
          <text:p/>
        </draw:line>
        <draw:line draw:style-name="gr5" draw:text-style-name="P3" draw:layer="layout" svg:x1="15.24cm" svg:y1="7.938cm" svg:x2="30.48cm" svg:y2="7.938cm">
          <text:p/>
        </draw:line>
        <draw:frame draw:style-name="gr6" draw:text-style-name="P7" draw:layer="layout" svg:width="5.397cm" svg:height="5.08cm" svg:x="15.24cm" svg:y="2.54cm">
          <draw:text-box>
            <text:p text:style-name="P6"><text:span text:style-name="T1">INSERT</text:span></text:p>
            <text:p text:style-name="P6"><text:span text:style-name="T1">INTO User</text:span></text:p>
            <text:p text:style-name="P6"><text:span text:style-name="T1">VALUES (</text:span></text:p>
            <text:p text:style-name="P6"><text:span text:style-name="T1"><text:tab/></text:span><text:span text:style-name="T1">email,</text:span></text:p>
            <text:p text:style-name="P6"><text:span text:style-name="T1"><text:tab/></text:span><text:span text:style-name="T1">passwordHash,</text:span></text:p>
            <text:p text:style-name="P6"><text:span text:style-name="T1"><text:tab/></text:span><text:span text:style-name="T1">name</text:span></text:p>
            <text:p text:style-name="P6"><text:span text:style-name="T1">)</text:span></text:p>
          </draw:text-box>
        </draw:frame>
        <draw:frame draw:style-name="gr4" draw:text-style-name="P5" draw:layer="layout" svg:width="5.398cm" svg:height="0.635cm" svg:x="15.24cm" svg:y="7.938cm">
          <draw:text-box>
            <text:p text:style-name="P4"><text:span text:style-name="T1">user</text:span></text:p>
          </draw:text-box>
        </draw:frame>
        <draw:line draw:style-name="gr3" draw:text-style-name="P3" draw:layer="layout" svg:x1="6.35cm" svg:y1="10.795cm" svg:x2="8.89cm" svg:y2="10.795cm">
          <text:p/>
        </draw:line>
        <draw:frame draw:style-name="gr4" draw:text-style-name="P5" draw:layer="layout" svg:width="2.54cm" svg:height="1.588cm" svg:x="6.35cm" svg:y="9.208cm">
          <draw:text-box>
            <text:p text:style-name="P4"><text:span text:style-name="T1">email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69cm" svg:x="6.35cm" svg:y="11.114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11.113cm" svg:x2="8.89cm" svg:y2="11.113cm">
          <text:p/>
        </draw:line>
        <draw:custom-shape draw:style-name="gr7" draw:text-style-name="P2" draw:layer="layout" svg:width="5.715cm" svg:height="0.953cm" svg:x="8.89cm" svg:y="10.478cm">
          <text:p text:style-name="P1"><text:span text:style-name="T1">POST /api/auth/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667cm" svg:height="2.223cm" svg:x="14.605cm" svg:y="8.572cm">
          <draw:text-box>
            <text:p text:style-name="P6"><text:span text:style-name="T1">SELECT *</text:span></text:p>
            <text:p text:style-name="P6"><text:span text:style-name="T1">FROM User u</text:span></text:p>
            <text:p text:style-name="P6"><text:span text:style-name="T1">WHERE u.email = email</text:span></text:p>
          </draw:text-box>
        </draw:frame>
        <draw:line draw:style-name="gr3" draw:text-style-name="P3" draw:layer="layout" svg:x1="14.605cm" svg:y1="10.795cm" svg:x2="30.48cm" svg:y2="10.795cm">
          <text:p/>
        </draw:line>
        <draw:line draw:style-name="gr5" draw:text-style-name="P3" draw:layer="layout" svg:x1="14.605cm" svg:y1="11.113cm" svg:x2="30.48cm" svg:y2="11.113cm">
          <text:p/>
        </draw:line>
        <draw:frame draw:style-name="gr4" draw:text-style-name="P5" draw:layer="layout" svg:width="6.668cm" svg:height="0.635cm" svg:x="14.605cm" svg:y="11.113cm">
          <draw:text-box>
            <text:p text:style-name="P4"><text:span text:style-name="T1">user</text:span></text:p>
          </draw:text-box>
        </draw:frame>
        <draw:custom-shape draw:style-name="gr8" draw:text-style-name="P2" draw:layer="layout" svg:width="4.445cm" svg:height="16.192cm" svg:x="2.54cm" svg:y="27.623cm">
          <text:p text:style-name="P1"><text:span text:style-name="T1">Expenses page</text:span></text:p>
          <text:p text:style-name="P1"><text:span text:style-name="T1">URL: 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985cm" svg:y1="27.94cm" svg:x2="9.525cm" svg:y2="27.94cm">
          <text:p/>
        </draw:line>
        <draw:custom-shape draw:style-name="gr10" draw:text-style-name="P2" draw:layer="layout" svg:width="5.08cm" svg:height="0.952cm" svg:x="9.525cm" svg:y="27.623cm">
          <text:p text:style-name="P1"><text:span text:style-name="T1">GET /api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985cm" svg:y1="28.258cm" svg:x2="9.525cm" svg:y2="28.258cm">
          <text:p/>
        </draw:line>
        <draw:frame draw:style-name="gr4" draw:text-style-name="P5" draw:layer="layout" svg:width="2.54cm" svg:height="0.635cm" svg:x="6.985cm" svg:y="28.258cm">
          <draw:text-box>
            <text:p text:style-name="P4"><text:span text:style-name="T1">expenses</text:span></text:p>
          </draw:text-box>
        </draw:frame>
        <draw:line draw:style-name="gr3" draw:text-style-name="P3" draw:layer="layout" svg:x1="14.605cm" svg:y1="27.94cm" svg:x2="30.48cm" svg:y2="27.94cm">
          <text:p/>
        </draw:line>
        <draw:frame draw:style-name="gr6" draw:text-style-name="P7" draw:layer="layout" svg:width="6.985cm" svg:height="2.858cm" svg:x="14.922cm" svg:y="25.082cm">
          <draw:text-box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ORDER BY e.date DESC</text:span></text:p>
          </draw:text-box>
        </draw:frame>
        <draw:line draw:style-name="gr5" draw:text-style-name="P3" draw:layer="layout" svg:x1="14.605cm" svg:y1="28.258cm" svg:x2="30.48cm" svg:y2="28.257cm">
          <text:p/>
        </draw:line>
        <draw:frame draw:style-name="gr4" draw:text-style-name="P5" draw:layer="layout" svg:width="6.985cm" svg:height="0.634cm" svg:x="14.922cm" svg:y="28.258cm">
          <draw:text-box>
            <text:p text:style-name="P4"><text:span text:style-name="T1">expenses</text:span></text:p>
          </draw:text-box>
        </draw:frame>
        <draw:custom-shape draw:style-name="gr11" draw:text-style-name="P2" draw:layer="layout" svg:width="5.397cm" svg:height="0.953cm" svg:x="9.525cm" svg:y="34.925cm">
          <text:p text:style-name="P1"><text:span text:style-name="T1">POST /api/expen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35.243cm" svg:x2="9.525cm" svg:y2="35.243cm">
          <text:p/>
        </draw:line>
        <draw:frame draw:style-name="gr4" draw:text-style-name="P5" draw:layer="layout" svg:width="2.54cm" svg:height="2.858cm" svg:x="6.985cm" svg:y="32.385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35.56cm" svg:x2="9.525cm" svg:y2="35.56cm">
          <text:p/>
        </draw:line>
        <draw:frame draw:style-name="gr4" draw:text-style-name="P5" draw:layer="layout" svg:width="2.54cm" svg:height="0.635cm" svg:x="6.985cm" svg:y="35.56cm">
          <draw:text-box>
            <text:p text:style-name="P4"><text:span text:style-name="T1">expense</text:span></text:p>
          </draw:text-box>
        </draw:frame>
        <draw:line draw:style-name="gr3" draw:text-style-name="P3" draw:layer="layout" svg:x1="14.922cm" svg:y1="35.242cm" svg:x2="30.48cm" svg:y2="35.242cm">
          <text:p/>
        </draw:line>
        <draw:line draw:style-name="gr5" draw:text-style-name="P3" draw:layer="layout" svg:x1="14.922cm" svg:y1="35.56cm" svg:x2="30.48cm" svg:y2="35.561cm">
          <text:p/>
        </draw:line>
        <draw:frame draw:style-name="gr4" draw:text-style-name="P7" draw:layer="layout" svg:width="4.128cm" svg:height="6.35cm" svg:x="14.922cm" svg:y="28.892cm">
          <draw:text-box>
            <text:p text:style-name="P6"><text:span text:style-name="T1">INSERT</text:span></text:p>
            <text:p text:style-name="P6"><text:span text:style-name="T1">INTO Expense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amount,</text:span></text:p>
            <text:p text:style-name="P6"><text:span text:style-name="T1"><text:tab/></text:span><text:span text:style-name="T1">category,</text:span></text:p>
            <text:p text:style-name="P6"><text:span text:style-name="T1"><text:tab/></text:span><text:span text:style-name="T1">date,</text:span></text:p>
            <text:p text:style-name="P6"><text:span text:style-name="T1"><text:tab/></text:span><text:span text:style-name="T1">note</text:span></text:p>
            <text:p text:style-name="P6"><text:span text:style-name="T1">)</text:span></text:p>
          </draw:text-box>
        </draw:frame>
        <draw:frame draw:style-name="gr4" draw:text-style-name="P5" draw:layer="layout" svg:width="4.127cm" svg:height="0.635cm" svg:x="14.923cm" svg:y="35.56cm">
          <draw:text-box>
            <text:p text:style-name="P4"><text:span text:style-name="T1">expense</text:span></text:p>
          </draw:text-box>
        </draw:frame>
        <draw:custom-shape draw:style-name="gr12" draw:text-style-name="P2" draw:layer="layout" svg:width="5.715cm" svg:height="0.952cm" svg:x="9.525cm" svg:y="40.005cm">
          <text:p text:style-name="P1"><text:span text:style-name="T1">PUT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40.322cm" svg:x2="9.525cm" svg:y2="40.322cm">
          <text:p/>
        </draw:line>
        <draw:frame draw:style-name="gr4" draw:text-style-name="P5" draw:layer="layout" svg:width="2.54cm" svg:height="2.858cm" svg:x="6.985cm" svg:y="37.465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40.64cm" svg:x2="9.525cm" svg:y2="40.64cm">
          <text:p/>
        </draw:line>
        <draw:frame draw:style-name="gr4" draw:text-style-name="P5" draw:layer="layout" svg:width="2.54cm" svg:height="0.635cm" svg:x="6.985cm" svg:y="40.64cm">
          <draw:text-box>
            <text:p text:style-name="P4"><text:span text:style-name="T1">expense</text:span></text:p>
          </draw:text-box>
        </draw:frame>
        <draw:line draw:style-name="gr3" draw:text-style-name="P3" draw:layer="layout" svg:x1="15.24cm" svg:y1="40.322cm" svg:x2="30.48cm" svg:y2="40.323cm">
          <text:p/>
        </draw:line>
        <draw:line draw:style-name="gr5" draw:text-style-name="P3" draw:layer="layout" svg:x1="15.24cm" svg:y1="40.64cm" svg:x2="30.48cm" svg:y2="40.64cm">
          <text:p/>
        </draw:line>
        <draw:frame draw:style-name="gr6" draw:text-style-name="P7" draw:layer="layout" svg:width="6.985cm" svg:height="4.128cm" svg:x="15.24cm" svg:y="36.195cm">
          <draw:text-box>
            <text:p text:style-name="P6"><text:span text:style-name="T1">UPDATE Expense e</text:span></text:p>
            <text:p text:style-name="P6"><text:span text:style-name="T1">SET e.amount = amount,</text:span></text:p>
            <text:p text:style-name="P6"><text:span text:style-name="T1"><text:tab/></text:span><text:span text:style-name="T1">e.category = category,</text:span></text:p>
            <text:p text:style-name="P6"><text:span text:style-name="T1"><text:tab/></text:span><text:span text:style-name="T1">e.date = date,</text:span></text:p>
            <text:p text:style-name="P6"><text:span text:style-name="T1"><text:tab/></text:span><text:span text:style-name="T1">e.note = note</text:span></text:p>
            <text:p text:style-name="P6"><text:span text:style-name="T1">WHERE e.id = id</text:span></text:p>
          </draw:text-box>
        </draw:frame>
        <draw:frame draw:style-name="gr4" draw:text-style-name="P5" draw:layer="layout" svg:width="6.985cm" svg:height="0.635cm" svg:x="15.24cm" svg:y="40.64cm">
          <draw:text-box>
            <text:p text:style-name="P4"><text:span text:style-name="T1">expense</text:span></text:p>
          </draw:text-box>
        </draw:frame>
        <draw:custom-shape draw:style-name="gr13" draw:text-style-name="P2" draw:layer="layout" svg:width="6.985cm" svg:height="0.953cm" svg:x="7.937cm" svg:y="42.862cm">
          <text:p text:style-name="P1"><text:span text:style-name="T1">DELETE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6.985cm" svg:y1="43.18cm" svg:x2="7.937cm" svg:y2="43.18cm">
          <text:p/>
        </draw:line>
        <draw:line draw:style-name="gr5" draw:text-style-name="P3" draw:layer="layout" svg:x1="6.985cm" svg:y1="43.497cm" svg:x2="7.937cm" svg:y2="43.497cm">
          <text:p/>
        </draw:line>
        <draw:frame draw:style-name="gr4" draw:text-style-name="P5" draw:layer="layout" svg:width="0.952cm" svg:height="0.634cm" svg:x="6.985cm" svg:y="43.498cm">
          <draw:text-box>
            <text:p text:style-name="P4"><text:span text:style-name="T1">ok</text:span></text:p>
          </draw:text-box>
        </draw:frame>
        <draw:frame draw:style-name="gr6" draw:text-style-name="P7" draw:layer="layout" svg:width="5.08cm" svg:height="1.905cm" svg:x="14.922cm" svg:y="41.275cm">
          <draw:text-box>
            <text:p text:style-name="P6"><text:span text:style-name="T1">DELETE</text:span></text:p>
            <text:p text:style-name="P6"><text:span text:style-name="T1">FROM Expense e</text:span></text:p>
            <text:p text:style-name="P6"><text:span text:style-name="T1">WHERE e.id = id</text:span></text:p>
          </draw:text-box>
        </draw:frame>
        <draw:line draw:style-name="gr3" draw:text-style-name="P3" draw:layer="layout" svg:x1="14.922cm" svg:y1="43.18cm" svg:x2="30.48cm" svg:y2="43.18cm">
          <text:p/>
        </draw:line>
        <draw:line draw:style-name="gr5" draw:text-style-name="P3" draw:layer="layout" svg:x1="14.922cm" svg:y1="43.497cm" svg:x2="30.48cm" svg:y2="43.498cm">
          <text:p/>
        </draw:line>
        <draw:custom-shape draw:style-name="gr14" draw:text-style-name="P2" draw:layer="layout" svg:width="3.175cm" svg:height="13.969cm" svg:x="2.54cm" svg:y="64.453cm">
          <text:p text:style-name="P1"><text:span text:style-name="T1">Profile page</text:span></text:p>
          <text:p text:style-name="P1"><text:span text:style-name="T1">URL: /m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492cm" svg:height="0.952cm" svg:x="6.985cm" svg:y="64.453cm">
          <text:p text:style-name="P1"><text:span text:style-name="T1">GET /api/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492cm" svg:height="0.953cm" svg:x="7.62cm" svg:y="71.12cm">
          <text:p text:style-name="P1"><text:span text:style-name="T1">PUT /api/me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715cm" svg:y1="64.77cm" svg:x2="6.985cm" svg:y2="64.77cm">
          <text:p/>
        </draw:line>
        <draw:line draw:style-name="gr17" draw:text-style-name="P3" draw:layer="layout" svg:x1="5.715cm" svg:y1="65.088cm" svg:x2="6.985cm" svg:y2="65.088cm">
          <text:p/>
        </draw:line>
        <draw:frame draw:style-name="gr4" draw:text-style-name="P5" draw:layer="layout" svg:width="1.27cm" svg:height="0.635cm" svg:x="5.715cm" svg:y="65.088cm">
          <draw:text-box>
            <text:p text:style-name="P4"><text:span text:style-name="T1">user</text:span></text:p>
          </draw:text-box>
        </draw:frame>
        <draw:frame draw:style-name="gr6" draw:text-style-name="P7" draw:layer="layout" svg:width="5.715cm" svg:height="4.127cm" svg:x="10.477cm" svg:y="60.643cm">
          <draw:text-box>
            <text:p text:style-name="P6"><text:span text:style-name="T1">SELECT u.id,</text:span></text:p>
            <text:p text:style-name="P6"><text:span text:style-name="T1"><text:tab/></text:span><text:span text:style-name="T1">u.email,</text:span></text:p>
            <text:p text:style-name="P6"><text:span text:style-name="T1"><text:tab/></text:span><text:span text:style-name="T1">u.name,</text:span></text:p>
            <text:p text:style-name="P6"><text:span text:style-name="T1"><text:tab/></text:span><text:span text:style-name="T1">u.createdAt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line draw:style-name="gr3" draw:text-style-name="P3" draw:layer="layout" svg:x1="10.477cm" svg:y1="64.77cm" svg:x2="30.48cm" svg:y2="64.77cm">
          <text:p/>
        </draw:line>
        <draw:line draw:style-name="gr5" draw:text-style-name="P3" draw:layer="layout" svg:x1="10.477cm" svg:y1="65.088cm" svg:x2="30.48cm" svg:y2="65.088cm">
          <text:p/>
        </draw:line>
        <draw:frame draw:style-name="gr4" draw:text-style-name="P5" draw:layer="layout" svg:width="5.716cm" svg:height="0.635cm" svg:x="10.477cm" svg:y="65.088cm">
          <draw:text-box>
            <text:p text:style-name="P4"><text:span text:style-name="T1">user</text:span></text:p>
          </draw:text-box>
        </draw:frame>
        <draw:frame draw:style-name="gr4" draw:text-style-name="P5" draw:layer="layout" svg:width="1.905cm" svg:height="1.27cm" svg:x="5.715cm" svg:y="70.167cm">
          <draw:text-box>
            <text:p text:style-name="P4"><text:span text:style-name="T1">email,</text:span></text:p>
            <text:p text:style-name="P4"><text:span text:style-name="T1">name</text:span></text:p>
          </draw:text-box>
        </draw:frame>
        <draw:frame draw:style-name="gr6" draw:text-style-name="P7" draw:layer="layout" svg:width="6.033cm" svg:height="5.715cm" svg:x="11.112cm" svg:y="65.722cm">
          <draw:text-box>
            <text:p text:style-name="P6"><text:span text:style-name="T1">UPDATE User u</text:span></text:p>
            <text:p text:style-name="P6"><text:span text:style-name="T1">SET u.email = email,</text:span></text:p>
            <text:p text:style-name="P6"><text:span text:style-name="T1"><text:tab/></text:span><text:span text:style-name="T1">u.name = name</text:span></text:p>
            <text:p text:style-name="P6"><text:span text:style-name="T1">WHERE u.id = userId;</text:span></text:p>
            <text:p text:style-name="P6"><text:span text:style-name="T1">RETURNING u.id,</text:span></text:p>
            <text:p text:style-name="P6"><text:span text:style-name="T1"><text:tab/></text:span><text:span text:style-name="T1">u.email,</text:span></text:p>
            <text:p text:style-name="P6"><text:span text:style-name="T1"><text:tab/></text:span><text:span text:style-name="T1">u.name,</text:span></text:p>
            <text:p text:style-name="P6"><text:span text:style-name="T1"><text:tab/></text:span><text:span text:style-name="T1">u.createdAt</text:span></text:p>
          </draw:text-box>
        </draw:frame>
        <draw:line draw:style-name="gr9" draw:text-style-name="P3" draw:layer="layout" svg:x1="5.715cm" svg:y1="71.437cm" svg:x2="7.62cm" svg:y2="71.437cm">
          <text:p/>
        </draw:line>
        <draw:line draw:style-name="gr17" draw:text-style-name="P3" draw:layer="layout" svg:x1="5.715cm" svg:y1="71.755cm" svg:x2="7.62cm" svg:y2="71.755cm">
          <text:p/>
        </draw:line>
        <draw:frame draw:style-name="gr4" draw:text-style-name="P5" draw:layer="layout" svg:width="1.905cm" svg:height="0.635cm" svg:x="5.715cm" svg:y="71.755cm">
          <draw:text-box>
            <text:p text:style-name="P4"><text:span text:style-name="T1">user</text:span></text:p>
          </draw:text-box>
        </draw:frame>
        <draw:line draw:style-name="gr5" draw:text-style-name="P3" draw:layer="layout" svg:x1="11.112cm" svg:y1="71.755cm" svg:x2="30.48cm" svg:y2="71.755cm">
          <text:p/>
        </draw:line>
        <draw:line draw:style-name="gr3" draw:text-style-name="P3" draw:layer="layout" svg:x1="11.112cm" svg:y1="71.437cm" svg:x2="30.48cm" svg:y2="71.437cm">
          <text:p/>
        </draw:line>
        <draw:frame draw:style-name="gr4" draw:text-style-name="P5" draw:layer="layout" svg:width="6.032cm" svg:height="0.635cm" svg:x="11.113cm" svg:y="71.755cm">
          <draw:text-box>
            <text:p text:style-name="P4"><text:span text:style-name="T1">user</text:span></text:p>
          </draw:text-box>
        </draw:frame>
        <draw:custom-shape draw:style-name="gr18" draw:text-style-name="P2" draw:layer="layout" svg:width="6.032cm" svg:height="0.953cm" svg:x="10.16cm" svg:y="74.612cm">
          <text:p text:style-name="P1"><text:span text:style-name="T1">PUT /api/me/passwor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45cm" svg:height="1.27cm" svg:x="5.715cm" svg:y="73.66cm">
          <draw:text-box>
            <text:p text:style-name="P4"><text:span text:style-name="T1">currentPassword,</text:span></text:p>
            <text:p text:style-name="P4"><text:span text:style-name="T1">newPassword</text:span></text:p>
          </draw:text-box>
        </draw:frame>
        <draw:frame draw:style-name="gr6" draw:text-style-name="P7" draw:layer="layout" svg:width="6.35cm" svg:height="2.857cm" svg:x="16.192cm" svg:y="72.073cm">
          <draw:text-box>
            <text:p text:style-name="P6"><text:span text:style-name="T1">UPDATE User u</text:span></text:p>
            <text:p text:style-name="P6"><text:span text:style-name="T1">SET u.passwordHash =</text:span></text:p>
            <text:p text:style-name="P6"><text:span text:style-name="T1"><text:tab/></text:span><text:span text:style-name="T1"><text:tab/></text:span><text:span text:style-name="T1">passwordHash</text:span></text:p>
            <text:p text:style-name="P6"><text:span text:style-name="T1">WHERE u.id = userId</text:span></text:p>
          </draw:text-box>
        </draw:frame>
        <draw:line draw:style-name="gr3" draw:text-style-name="P3" draw:layer="layout" svg:x1="16.192cm" svg:y1="74.93cm" svg:x2="30.479cm" svg:y2="74.93cm">
          <text:p/>
        </draw:line>
        <draw:line draw:style-name="gr5" draw:text-style-name="P3" draw:layer="layout" svg:x1="16.192cm" svg:y1="75.247cm" svg:x2="30.479cm" svg:y2="75.247cm">
          <text:p/>
        </draw:line>
        <draw:line draw:style-name="gr9" draw:text-style-name="P3" draw:layer="layout" svg:x1="5.715cm" svg:y1="74.93cm" svg:x2="10.16cm" svg:y2="74.93cm">
          <text:p/>
        </draw:line>
        <draw:line draw:style-name="gr5" draw:text-style-name="P3" draw:layer="layout" svg:x1="5.715cm" svg:y1="75.248cm" svg:x2="10.16cm" svg:y2="75.248cm">
          <text:p/>
        </draw:line>
        <draw:frame draw:style-name="gr4" draw:text-style-name="P5" draw:layer="layout" svg:width="4.445cm" svg:height="0.635cm" svg:x="5.715cm" svg:y="75.248cm">
          <draw:text-box>
            <text:p text:style-name="P4"><text:span text:style-name="T1">ok</text:span></text:p>
          </draw:text-box>
        </draw:frame>
        <draw:frame draw:style-name="gr6" draw:text-style-name="P7" draw:layer="layout" svg:width="5.715cm" svg:height="2.223cm" svg:x="11.43cm" svg:y="75.565cm">
          <draw:text-box>
            <text:p text:style-name="P6"><text:span text:style-name="T1">DELETE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custom-shape draw:style-name="gr19" draw:text-style-name="P2" draw:layer="layout" svg:width="4.762cm" svg:height="0.953cm" svg:x="6.668cm" svg:y="77.47cm">
          <text:p text:style-name="P1"><text:span text:style-name="T1">DELETE /api/m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3cm" svg:y1="77.788cm" svg:x2="30.48cm" svg:y2="77.787cm">
          <text:p/>
        </draw:line>
        <draw:line draw:style-name="gr5" draw:text-style-name="P3" draw:layer="layout" svg:x1="11.43cm" svg:y1="78.106cm" svg:x2="30.48cm" svg:y2="78.105cm">
          <text:p/>
        </draw:line>
        <draw:line draw:style-name="gr3" draw:text-style-name="P3" draw:layer="layout" svg:x1="5.715cm" svg:y1="77.788cm" svg:x2="6.667cm" svg:y2="77.788cm">
          <text:p/>
        </draw:line>
        <draw:line draw:style-name="gr5" draw:text-style-name="P3" draw:layer="layout" svg:x1="5.715cm" svg:y1="78.105cm" svg:x2="6.667cm" svg:y2="78.105cm">
          <text:p/>
        </draw:line>
        <draw:frame draw:style-name="gr4" draw:text-style-name="P5" draw:layer="layout" svg:width="0.952cm" svg:height="0.634cm" svg:x="5.715cm" svg:y="78.106cm">
          <draw:text-box>
            <text:p text:style-name="P4"><text:span text:style-name="T1">ok</text:span></text:p>
          </draw:text-box>
        </draw:frame>
        <draw:custom-shape draw:style-name="gr20" draw:text-style-name="P2" draw:layer="layout" svg:width="3.81cm" svg:height="0.635cm" svg:x="30.799cm" svg:y="9.524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30.799cm" svg:y="10.159cm">
          <text:p text:style-name="P1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0.952cm" svg:x="30.799cm" svg:y="10.794cm">
          <text:p text:style-name="P1"><text:span text:style-name="T1">password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81cm" svg:height="0.635cm" svg:x="30.799cm" svg:y="11.746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30.799cm" svg:y="12.381cm">
          <text:p text:style-name="P1"><text:span text:style-name="T1">createdAt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08cm" svg:height="0.635cm" svg:x="30.799cm" svg:y="14.287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08cm" svg:height="0.635cm" svg:x="30.801cm" svg:y="14.921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3.808cm" svg:height="0.635cm" svg:x="30.799cm" svg:y="15.557cm">
          <text:p text:style-name="P1"><text:span text:style-name="T1">am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808cm" svg:height="0.952cm" svg:x="30.799cm" svg:y="16.192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08cm" svg:height="0.635cm" svg:x="30.799cm" svg:y="17.144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08cm" svg:height="0.635cm" svg:x="30.799cm" svg:y="17.779cm">
          <text:p text:style-name="P1"><text:span text:style-name="T1">not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1cm" svg:height="0.635cm" svg:x="30.798cm" svg:y="8.889cm">
          <draw:text-box>
            <text:p text:style-name="P4"><text:span text:style-name="T1">User</text:span></text:p>
          </draw:text-box>
        </draw:frame>
        <draw:frame draw:style-name="gr4" draw:text-style-name="P5" draw:layer="layout" svg:width="3.81cm" svg:height="0.952cm" svg:x="30.799cm" svg:y="13.335cm">
          <draw:text-box>
            <text:p text:style-name="P4"><text:span text:style-name="T1">Expense</text:span></text:p>
          </draw:text-box>
        </draw:frame>
        <draw:custom-shape draw:style-name="gr24" draw:text-style-name="P2" draw:layer="layout" svg:width="3.811cm" svg:height="0.635cm" svg:x="30.798cm" svg:y="19.684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1cm" svg:height="0.635cm" svg:x="30.798cm" svg:y="20.319cm">
          <text:p text:style-name="P1"><text:span text:style-name="T1">userId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1cm" svg:height="0.635cm" svg:x="30.798cm" svg:y="20.954cm">
          <text:p text:style-name="P1"><text:span text:style-name="T1">month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1cm" svg:height="0.952cm" svg:x="30.798cm" svg:y="21.589cm">
          <text:p text:style-name="P1"><text:span text:style-name="T1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81cm" svg:height="0.635cm" svg:x="30.799cm" svg:y="22.541cm">
          <text:p text:style-name="P1"><text:span text:style-name="T1">totalLimi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11cm" svg:height="0.953cm" svg:x="30.798cm" svg:y="23.176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1cm" svg:height="0.953cm" svg:x="30.799cm" svg:y="18.731cm">
          <draw:text-box>
            <text:p text:style-name="P4"><text:span text:style-name="T1">Budget</text:span></text:p>
          </draw:text-box>
        </draw:frame>
        <draw:custom-shape draw:style-name="gr24" draw:text-style-name="P2" draw:layer="layout" svg:width="3.811cm" svg:height="0.635cm" svg:x="30.798cm" svg:y="24.129cm">
          <text:p text:style-name="P1"><text:span text:style-name="T1">alloca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30.799cm" svg:y="26.669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30.799cm" svg:y="27.304cm">
          <text:p text:style-name="P1"><text:span text:style-name="T1">userId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30.799cm" svg:y="27.939cm">
          <text:p text:style-name="P1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0.952cm" svg:x="30.799cm" svg:y="28.574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3.808cm" svg:height="0.635cm" svg:x="30.801cm" svg:y="29.526cm">
          <text:p text:style-name="P1"><text:span text:style-name="T1">createdA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cm" svg:height="0.635cm" svg:x="30.799cm" svg:y="26.034cm">
          <draw:text-box>
            <text:p text:style-name="P4"><text:span text:style-name="T1">Goal</text:span></text:p>
          </draw:text-box>
        </draw:frame>
        <draw:line draw:style-name="gr27" draw:text-style-name="P3" draw:layer="layout" svg:x1="34.609cm" svg:y1="27.621cm" svg:x2="34.926cm" svg:y2="27.621cm">
          <text:p/>
        </draw:line>
        <draw:line draw:style-name="gr27" draw:text-style-name="P3" draw:layer="layout" svg:x1="34.609cm" svg:y1="20.636cm" svg:x2="34.926cm" svg:y2="20.636cm">
          <text:p/>
        </draw:line>
        <draw:line draw:style-name="gr27" draw:text-style-name="P3" draw:layer="layout" svg:x1="34.609cm" svg:y1="15.239cm" svg:x2="34.926cm" svg:y2="15.239cm">
          <text:p/>
        </draw:line>
        <draw:line draw:style-name="gr28" draw:text-style-name="P3" draw:layer="layout" svg:x1="34.609cm" svg:y1="9.841cm" svg:x2="34.926cm" svg:y2="9.841cm">
          <text:p/>
        </draw:line>
        <draw:line draw:style-name="gr29" draw:text-style-name="P3" draw:layer="layout" svg:x1="34.926cm" svg:y1="9.841cm" svg:x2="34.926cm" svg:y2="27.622cm">
          <text:p/>
        </draw:line>
        <draw:custom-shape draw:style-name="gr30" draw:text-style-name="P2" draw:layer="layout" svg:width="4.763cm" svg:height="71.12cm" svg:x="30.48cm" svg:y="7.302cm">
          <text:p text:style-name="P1"><text:span text:style-name="T1">Database</text:span></text:p>
          <text:p text:style-name="P1"><text:span text:style-name="T1">DBMS: TB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9.842cm" svg:height="0.952cm" svg:x="9.208cm" svg:y="24.13cm">
          <text:p text:style-name="P1"><text:span text:style-name="T1">GET /api/expenses?from=</text:span><text:span text:style-name="T2">from</text:span><text:span text:style-name="T1">&amp;to=</text:span><text:span text:style-name="T2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4.127cm" svg:height="1.27cm" svg:x="2.54cm" svg:y="24.13cm">
          <text:p text:style-name="P1"><text:span text:style-name="T1">Calendar page</text:span></text:p>
          <text:p text:style-name="P1"><text:span text:style-name="T1">URL: /calen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985cm" svg:height="4.127cm" svg:x="19.367cm" svg:y="20.32cm">
          <draw:text-box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from</text:span></text:p>
            <text:p text:style-name="P6"><text:span text:style-name="T1"><text:tab/></text:span><text:span text:style-name="T1">AND e.date &lt;= to</text:span></text:p>
            <text:p text:style-name="P6"><text:span text:style-name="T1">ORDER BY e.date DESC</text:span></text:p>
          </draw:text-box>
        </draw:frame>
        <draw:line draw:style-name="gr9" draw:text-style-name="P3" draw:layer="layout" svg:x1="6.667cm" svg:y1="24.447cm" svg:x2="9.207cm" svg:y2="24.447cm">
          <text:p/>
        </draw:line>
        <draw:line draw:style-name="gr5" draw:text-style-name="P3" draw:layer="layout" svg:x1="6.667cm" svg:y1="24.765cm" svg:x2="9.207cm" svg:y2="24.765cm">
          <text:p/>
        </draw:line>
        <draw:frame draw:style-name="gr4" draw:text-style-name="P5" draw:layer="layout" svg:width="2.54cm" svg:height="0.635cm" svg:x="6.667cm" svg:y="24.765cm">
          <draw:text-box>
            <text:p text:style-name="P4"><text:span text:style-name="T1">expenses</text:span></text:p>
          </draw:text-box>
        </draw:frame>
        <draw:line draw:style-name="gr3" draw:text-style-name="P3" draw:layer="layout" svg:x1="19.05cm" svg:y1="24.447cm" svg:x2="30.48cm" svg:y2="24.448cm">
          <text:p/>
        </draw:line>
        <draw:line draw:style-name="gr5" draw:text-style-name="P3" draw:layer="layout" svg:x1="19.05cm" svg:y1="24.764cm" svg:x2="30.48cm" svg:y2="24.765cm">
          <text:p/>
        </draw:line>
        <draw:frame draw:style-name="gr4" draw:text-style-name="P5" draw:layer="layout" svg:width="6.985cm" svg:height="0.634cm" svg:x="19.367cm" svg:y="24.766cm">
          <draw:text-box>
            <text:p text:style-name="P4"><text:span text:style-name="T1">expenses</text:span></text:p>
          </draw:text-box>
        </draw:frame>
        <draw:custom-shape draw:style-name="gr32" draw:text-style-name="P2" draw:layer="layout" svg:width="4.127cm" svg:height="1.27cm" svg:x="2.54cm" svg:y="18.414cm">
          <text:p text:style-name="P1"><text:span text:style-name="T1">Dashboard page</text:span></text:p>
          <text:p text:style-name="P1"><text:span text:style-name="T1">URL: /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18.731cm" svg:x2="12.382cm" svg:y2="18.732cm">
          <text:p/>
        </draw:line>
        <draw:line draw:style-name="gr5" draw:text-style-name="P3" draw:layer="layout" svg:x1="6.667cm" svg:y1="19.049cm" svg:x2="12.382cm" svg:y2="19.05cm">
          <text:p/>
        </draw:line>
        <draw:frame draw:style-name="gr4" draw:text-style-name="P5" draw:layer="layout" svg:width="5.715cm" svg:height="4.762cm" svg:x="6.667cm" svg:y="19.05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Budget,</text:span></text:p>
            <text:p text:style-name="P4"><text:span text:style-name="T1">totalSpent,</text:span></text:p>
            <text:p text:style-name="P4"><text:span text:style-name="T1">remaining,</text:span></text:p>
            <text:p text:style-name="P4"><text:span text:style-name="T1">categoryBreakdown,</text:span></text:p>
            <text:p text:style-name="P4"><text:span text:style-name="T1">remainingByCategory</text:span></text:p>
          </draw:text-box>
        </draw:frame>
        <draw:custom-shape draw:style-name="gr33" draw:text-style-name="P2" draw:layer="layout" svg:width="5.397cm" svg:height="0.952cm" svg:x="12.382cm" svg:y="18.415cm">
          <text:p text:style-name="P1"><text:span text:style-name="T1">GET /api/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89cm" svg:height="6.985cm" svg:x="17.78cm" svg:y="11.747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,</text:span></text:p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startOfMonth</text:span></text:p>
            <text:p text:style-name="P6"><text:span text:style-name="T1"><text:tab/></text:span><text:span text:style-name="T1">AND e.date &lt;= endOfMonth</text:span></text:p>
          </draw:text-box>
        </draw:frame>
        <draw:line draw:style-name="gr3" draw:text-style-name="P3" draw:layer="layout" svg:x1="17.78cm" svg:y1="18.732cm" svg:x2="30.48cm" svg:y2="18.732cm">
          <text:p/>
        </draw:line>
        <draw:line draw:style-name="gr5" draw:text-style-name="P3" draw:layer="layout" svg:x1="17.78cm" svg:y1="19.05cm" svg:x2="30.48cm" svg:y2="19.05cm">
          <text:p/>
        </draw:line>
        <draw:frame draw:style-name="gr4" draw:text-style-name="P5" draw:layer="layout" svg:width="8.89cm" svg:height="0.634cm" svg:x="17.78cm" svg:y="19.051cm">
          <draw:text-box>
            <text:p text:style-name="P4"><text:span text:style-name="T1">budgets, expenses</text:span></text:p>
          </draw:text-box>
        </draw:frame>
        <draw:custom-shape draw:style-name="gr34" draw:text-style-name="P2" draw:layer="layout" svg:width="5.715cm" svg:height="13.017cm" svg:x="2.54cm" svg:y="47.625cm">
          <text:p text:style-name="P1"><text:span text:style-name="T1">Budget creator page</text:span></text:p>
          <text:p text:style-name="P1"><text:span text:style-name="T1">URL: /budget-cre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11.747cm" svg:height="0.953cm" svg:x="11.113cm" svg:y="47.625cm">
          <text:p text:style-name="P1"><text:span text:style-name="T1">GET /api/budgets?month=</text:span><text:span text:style-name="T2">month</text:span><text:span text:style-name="T1">&amp;year=</text:span><text:span text:style-name="T2">ye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2" draw:layer="layout" svg:width="5.08cm" svg:height="0.953cm" svg:x="11.112cm" svg:y="59.689cm">
          <text:p text:style-name="P1"><text:span text:style-name="T1">POST /api/budge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5" draw:layer="layout" svg:width="2.857cm" svg:height="2.857cm" svg:x="8.255cm" svg:y="48.26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47.942cm" svg:x2="11.112cm" svg:y2="47.942cm">
          <text:p/>
        </draw:line>
        <draw:line draw:style-name="gr5" draw:text-style-name="P3" draw:layer="layout" svg:x1="8.255cm" svg:y1="48.26cm" svg:x2="11.112cm" svg:y2="48.26cm">
          <text:p/>
        </draw:line>
        <draw:line draw:style-name="gr9" draw:text-style-name="P3" draw:layer="layout" svg:x1="22.86cm" svg:y1="47.942cm" svg:x2="30.48cm" svg:y2="47.942cm">
          <text:p/>
        </draw:line>
        <draw:line draw:style-name="gr5" draw:text-style-name="P3" draw:layer="layout" svg:x1="22.86cm" svg:y1="48.26cm" svg:x2="30.48cm" svg:y2="48.26cm">
          <text:p/>
        </draw:line>
        <draw:frame draw:style-name="gr6" draw:text-style-name="P7" draw:layer="layout" svg:width="7.302cm" svg:height="4.127cm" svg:x="23.178cm" svg:y="43.815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</text:span></text:p>
            <text:p text:style-name="P6"><text:span text:style-name="T1">ORDER BY e.date DESC</text:span></text:p>
          </draw:text-box>
        </draw:frame>
        <draw:frame draw:style-name="gr4" draw:text-style-name="P5" draw:layer="layout" svg:width="2.857cm" svg:height="2.857cm" svg:x="8.255cm" svg:y="57.15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60.007cm" svg:x2="11.112cm" svg:y2="60.007cm">
          <text:p/>
        </draw:line>
        <draw:line draw:style-name="gr5" draw:text-style-name="P3" draw:layer="layout" svg:x1="8.255cm" svg:y1="60.325cm" svg:x2="11.112cm" svg:y2="60.325cm">
          <text:p/>
        </draw:line>
        <draw:frame draw:style-name="gr4" draw:text-style-name="P5" draw:layer="layout" svg:width="2.857cm" svg:height="0.634cm" svg:x="8.255cm" svg:y="60.326cm">
          <draw:text-box>
            <text:p text:style-name="P4"><text:span text:style-name="T1">ok</text:span></text:p>
          </draw:text-box>
        </draw:frame>
        <draw:custom-shape draw:style-name="gr26" draw:text-style-name="P2" draw:layer="layout" svg:width="3.811cm" svg:height="0.953cm" svg:x="30.798cm" svg:y="24.764cm">
          <text:p text:style-name="P1"><text:span text:style-name="T1">percent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6.192cm" svg:y1="60.007cm" svg:x2="30.48cm" svg:y2="60.007cm">
          <text:p/>
        </draw:line>
        <draw:line draw:style-name="gr5" draw:text-style-name="P3" draw:layer="layout" svg:x1="16.192cm" svg:y1="60.325cm" svg:x2="30.48cm" svg:y2="60.325cm">
          <text:p/>
        </draw:line>
        <draw:frame draw:style-name="gr6" draw:text-style-name="P7" draw:layer="layout" svg:width="7.937cm" svg:height="11.43cm" svg:x="16.192cm" svg:y="48.577cm">
          <draw:text-box>
            <text:p text:style-name="P6"><text:span text:style-name="T1">INSERT</text:span></text:p>
            <text:p text:style-name="P6"><text:span text:style-name="T1">INTO Budget b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month,</text:span></text:p>
            <text:p text:style-name="P6"><text:span text:style-name="T1"><text:tab/></text:span><text:span text:style-name="T1">year,</text:span></text:p>
            <text:p text:style-name="P6"><text:span text:style-name="T1"><text:tab/></text:span><text:span text:style-name="T1">totalLimit,</text:span></text:p>
            <text:p text:style-name="P6"><text:span text:style-name="T1"><text:tab/></text:span><text:span text:style-name="T1">c.category,</text:span></text:p>
            <text:p text:style-name="P6"><text:span text:style-name="T1"><text:tab/></text:span><text:span text:style-name="T1">c.allocated,</text:span></text:p>
            <text:p text:style-name="P6"><text:span text:style-name="T1"><text:tab/></text:span><text:span text:style-name="T1">c.percent</text:span></text:p>
            <text:p text:style-name="P6"><text:span text:style-name="T1">)</text:span></text:p>
            <text:p text:style-name="P6"><text:span text:style-name="T1">ON CONFLICT</text:span></text:p>
            <text:p text:style-name="P6"><text:span text:style-name="T1">DO UPDATE</text:span></text:p>
            <text:p text:style-name="P6"><text:span text:style-name="T1">SET b.totalLimit = totalLimit,</text:span></text:p>
            <text:p text:style-name="P6"><text:span text:style-name="T1"><text:tab/></text:span><text:span text:style-name="T1">b.allocated = c.allocated,</text:span></text:p>
            <text:p text:style-name="P6"><text:span text:style-name="T1"><text:tab/></text:span><text:span text:style-name="T1">b.percent = c.perc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38.1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3-03T19:24:04.463786079</meta:creation-date>
    <dc:date>2026-03-10T19:52:08.411788168</dc:date>
    <dc:creator>Jonathan Gruber</dc:creator>
    <meta:editing-duration>PT6H7M39S</meta:editing-duration>
    <meta:editing-cycles>40</meta:editing-cycles>
    <meta:generator>LibreOffice/26.2.1.2$Linux_X86_64 LibreOffice_project/620$Build-2</meta:generator>
    <meta:document-statistic meta:object-count="154"/>
  </office:meta>
</office:document-meta>
</file>